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4" draw:gradient-step-count="64" draw:textarea-horizontal-align="justify" draw:textarea-vertical-align="middle" draw:auto-grow-height="false" fo:min-height="4.025cm" fo:min-width="3.775cm"/>
    </style:style>
    <style:style style:name="gr2" style:family="graphic" style:parent-style-name="standard">
      <style:graphic-properties draw:stroke="none" draw:fill="solid" draw:fill-color="#8d281e" draw:textarea-horizontal-align="justify" draw:textarea-vertical-align="middle" draw:auto-grow-height="false" fo:min-height="2.882cm" fo:min-width="0.343cm"/>
    </style:style>
    <style:style style:name="gr3" style:family="graphic" style:parent-style-name="objectwithoutfill">
      <style:graphic-properties svg:stroke-width="0.102cm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022cm" fo:min-width="1.101cm"/>
    </style:style>
    <style:style style:name="gr5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431cm" fo:min-width="0cm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022cm" fo:min-width="1.465cm"/>
    </style:style>
    <style:style style:name="P1" style:family="paragraph">
      <loext:graphic-properties draw:fill="gradient" draw:fill-gradient-name="Gradient_20_4" draw:gradient-step-count="64"/>
      <style:paragraph-properties fo:text-align="center"/>
    </style:style>
    <style:style style:name="P2" style:family="paragraph">
      <loext:graphic-properties draw:fill="solid" draw:fill-color="#8d281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999999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045cm" svg:height="6.045cm" svg:x="0cm" svg:y="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2" draw:layer="layout" svg:width="0.843cm" svg:height="3.132cm" svg:x="2.526cm" svg:y="1.734cm">
              <text:p/>
              <draw:enhanced-geometry svg:viewBox="0 0 21600 21600" draw:type="rectangle" draw:enhanced-path="M 0 0 L 21600 0 21600 21600 0 21600 0 0 Z N"/>
            </draw:custom-shape>
            <draw:path draw:style-name="gr3" draw:text-style-name="P3" draw:layer="layout" svg:width="2.196cm" svg:height="0.382cm" draw:transform="skewX (-0.0174532925199433) rotate (1.29503430497979) translate (3.52528601546122cm 4.83329222093923cm)" svg:viewBox="0 0 2197 383" svg:d="M0 128c2442-396 2190 255 2190 255">
              <text:p/>
            </draw:path>
            <draw:custom-shape draw:style-name="gr4" draw:text-style-name="P4" draw:layer="layout" svg:width="1.601cm" svg:height="0.272cm" svg:x="2.135cm" svg:y="4.866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0.14cm" svg:height="0.681cm" svg:x="2.864cm" svg:y="1.05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1.965cm" svg:height="0.272cm" svg:x="1.965cm" svg:y="0.781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" draw:display-name="Gradient 4" draw:style="radial" draw:cx="50%" draw:cy="50%" draw:start-color="#cccccc" draw:end-color="#fffff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045cm" fo:page-height="6.0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4T21:11:57.826650434</meta:creation-date>
    <dc:date>2022-04-24T21:40:48.716706243</dc:date>
    <meta:editing-duration>PT14M35S</meta:editing-duration>
    <meta:editing-cycles>3</meta:editing-cycles>
    <meta:generator>LibreOffice/6.4.7.2$Linux_X86_64 LibreOffice_project/40$Build-2</meta:generator>
    <meta:document-statistic meta:object-count="8"/>
  </office:meta>
</office:document-meta>
</file>